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weight="normal" officeooo:paragraph-rsid="000170f2" style:font-weight-asian="normal" style:font-weight-complex="normal"/>
    </style:style>
    <style:style style:name="P2" style:family="paragraph" style:parent-style-name="Standard">
      <style:text-properties style:font-name="Ubuntu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Ubuntu" fo:font-size="12pt" fo:font-weight="normal" officeooo:rsid="000376a7" officeooo:paragraph-rsid="000376a7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Ubuntu" fo:font-size="15pt" fo:font-weight="bold" officeooo:rsid="000170f2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Ubuntu" fo:font-size="15pt" fo:font-weight="bold" officeooo:rsid="000170f2" officeooo:paragraph-rsid="000170f2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Ubuntu" fo:font-size="12pt" fo:font-weight="normal" officeooo:rsid="000376a7" officeooo:paragraph-rsid="000376a7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Ubuntu" fo:font-size="12pt" fo:font-weight="normal" officeooo:rsid="0004d3b7" officeooo:paragraph-rsid="0004d3b7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font-weight="normal" officeooo:rsid="00053ba0" officeooo:paragraph-rsid="00053ba0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2pt" fo:font-style="italic" fo:font-weight="normal" officeooo:rsid="0004d3b7" officeooo:paragraph-rsid="0004d3b7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style:font-name="Ubuntu" fo:font-size="12pt" fo:font-style="italic" fo:font-weight="bold" officeooo:rsid="0004d3b7" officeooo:paragraph-rsid="0004d3b7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style:font-name="Ubuntu" fo:font-size="12pt" fo:font-style="normal" fo:font-weight="bold" officeooo:rsid="00053ba0" officeooo:paragraph-rsid="00053ba0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170f2"/>
    </style:style>
    <style:style style:name="T2" style:family="text">
      <style:text-properties officeooo:rsid="0004d3b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pítulo 0<text:span text:style-name="T1">2</text:span> – <text:span text:style-name="T1">Recursão</text:span></text:p>
      <text:p text:style-name="P2"/>
      <text:p text:style-name="P3">Dentro de Ciência da Computação, quando há uma rotina(função ou método) que se auto-invoca, dizemos então que temos uma rotina recursiva. Mas então, como tratar recursividade? <text:span text:style-name="T2">R</text:span>ecursividade é um caminho/ferramenta abstrata que você vi<text:span text:style-name="T2">a</text:span> ultlizar (ou não) dependendo da situação <text:span text:style-name="T2">para tratar problemas em que cada instância contém uma instância menor do mesmo problema( lógica recursiva).</text:span></text:p>
      <text:p text:style-name="P8">Note que há uma desvantagem em usar esse tipo de algoritmo, pois ele utiliza bastante memória( se comparado a outros algoritmos), usando um grande número de pilhas.</text:p>
      <text:p text:style-name="P3"/>
      <text:p text:style-name="P4">2.1 Algoritmos Recursivos </text:p>
      <text:p text:style-name="P7">Algoritmos recursivos resolvem problemas recursivos que possuem a lógica já citada, o algortimos segue a seguinte lógica:</text:p>
      <text:p text:style-name="P7"/>
      <text:p text:style-name="P9"><text:span text:style-name="T3">se</text:span> a instância em questão é pequena</text:p>
      <text:p text:style-name="P9"><text:tab/>- resolva diretamente <text:s/>( use força bruta se nescessário) ;</text:p>
      <text:p text:style-name="P10">senão, </text:p>
      <text:p text:style-name="P10"><text:span text:style-name="T4"><text:tab/>- redusa-a a uma instância menor do mesmo problema;</text:span></text:p>
      <text:p text:style-name="P10"><text:span text:style-name="T4"><text:tab/>- aplique aoo método á instância menor;</text:span></text:p>
      <text:p text:style-name="P10"><text:span text:style-name="T4"><text:tab/>- e volte á instância original.</text:span></text:p>
      <text:p text:style-name="P11"><text:span text:style-name="T4"/></text:p>
      <text:p text:style-name="P11"><text:span text:style-name="T4">Um exemplo bem comum é o de encontrar um fatorial. </text:span></text:p>
      <text:p text:style-name="P10"><text:span text:style-name="T4"/></text:p>
      <text:p text:style-name="P5">2.2 Um exemplo: o problema do máximo</text:p>
      <text:p text:style-name="P5">2.3 Outra solução recursiva do problem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2T10:03:56.206771261</meta:creation-date>
    <dc:date>2021-05-06T11:31:24.726342475</dc:date>
    <meta:editing-duration>PT45M29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169" meta:character-count="1069" meta:non-whitespace-character-count="905"/>
  </office:meta>
</office:document-meta>
</file>